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iços de Acesso para Kubernetes Pods</text:p>
      <text:p text:style-name="Standard"/>
      <text:p text:style-name="Standard">_Criando um NodePort_</text:p>
      <text:p text:style-name="Standard"/>
      <text:p text:style-name="Standard">Em alguns casos não será necessário Load Balancer, mas acesso direto a um pod, como por exemplo acesso a um banco de dados.</text:p>
      <text:p text:style-name="Standard"/>
      <text:p text:style-name="Standard">Github do exemplo:</text:p>
      <text:p text:style-name="Standard">https://github.com/denilsonbonatti/k8s-pod-exemplo1-dio</text:p>
      <text:p text:style-name="Standard"/>
      <text:p text:style-name="Standard">docker build . -t denilson bonatti/myapp-php:1.0</text:p>
      <text:p text:style-name="Standard">Comando para gerar a imagem do yml</text:p>
      <text:p text:style-name="Standard"/>
      <text:p text:style-name="Standard">docker push denilsonbonatti/myapp-php:1.0</text:p>
      <text:p text:style-name="Standard">Comando para subir para o docker hub a imagem gerada.</text:p>
      <text:p text:style-name="Standard"/>
      <text:p text:style-name="Standard">kubectl apply -f .\pod.yml</text:p>
      <text:p text:style-name="Standard">Comando para subir o pode na nuvem.</text:p>
      <text:p text:style-name="Standard"/>
      <text:p text:style-name="Standard">gcloud cumpute instances list</text:p>
      <text:p text:style-name="Standard">Comando que mostrará detalhes e características das instâncias/pods que estão rodando na nuvem, como o External IP.</text:p>
      <text:p text:style-name="Standard"/>
      <text:p text:style-name="Standard">kubectl get noves -o wide</text:p>
      <text:p text:style-name="Standard">Comando que mostrará detalhes e características das instâncias/pods que estão rodando na nuvem, como o External IP.</text:p>
      <text:p text:style-name="Standard"/>
      <text:p text:style-name="Standard">No arquivo "nodePort.yml", estou especificando regras para acesso externo aos pods, e entre outros está definida a "nodePort", ou seja, a porta específica para acessar externamente esse pod pelo IP. Quando eu "comento" esse atributo, o kubernetes irá gerar automaticamente uma NodePort acima de 30000</text:p>
      <text:p text:style-name="Standard"/>
      <text:p text:style-name="Standard">kubecetl apply -f .\nodePort.yml</text:p>
      <text:p text:style-name="Standard">Comando para subir nós e definir automaticamente NodePort</text:p>
      <text:p text:style-name="Standard"/>
      <text:p text:style-name="Standard">kubectl describe service my-app-php-service</text:p>
      <text:p text:style-name="Standard">Comando que mostrará as características do serviço, assim como foram definidas no yml, tendo acesso aos IPs e também NodePort gerada automaticamente</text:p>
      <text:p text:style-name="Standard"/>
      <text:p text:style-name="Standard">gcloud compute firewall-rules create my-app-php --allow tcp:32081</text:p>
      <text:p text:style-name="Standard">Comando para criar no GCloud rule de firewall, liberando acesso a porta 32081, que é a NodePort</text:p>
      <text:p text:style-name="Standard"/>
      <text:p text:style-name="Standard">**************************</text:p>
      <text:p text:style-name="Standard"/>
      <text:p text:style-name="Standard">_NodePort com o Minikube_</text:p>
      <text:p text:style-name="Standard"/>
      <text:p text:style-name="Standard"/>
      <text:p text:style-name="Standard">No Minikube, executar mesmos passos. Primeiro, o apply do arquivo ".\pod.yml" e depois o apply do arquivo ".\nodePort.yml".</text:p>
      <text:p text:style-name="Standard"/>
      <text:p text:style-name="Standard">Diferentemente da nuvem, no Minikube será necessário gerar uma URL. Para isso, executar o comando:</text:p>
      <text:p text:style-name="Standard"><text:soft-page-break/>minikube service myapp-php-service --url</text:p>
      <text:p text:style-name="Standard"/>
      <text:p text:style-name="Standard">*******************************</text:p>
      <text:p text:style-name="Standard"/>
      <text:p text:style-name="Standard">_Executando aplicações no Pod_</text:p>
      <text:p text:style-name="Standard"/>
      <text:p text:style-name="Standard">kubectl exec --stdin --tty myapp-php -- /bin/bash</text:p>
      <text:p text:style-name="Standard">Comando para acessar o conteiner, possibilitando executar ações dentro dele.</text:p>
      <text:p text:style-name="Standard"/>
      <text:p text:style-name="Standard">***********************</text:p>
      <text:p text:style-name="Standard"/>
      <text:p text:style-name="Standard">_Deployment e Service em um único arquivo YAML_</text:p>
      <text:p text:style-name="Standard"/>
      <text:p text:style-name="Standard">Criado arquivos:</text:p>
      <text:p text:style-name="Standard">/app-kubernetes-v1/app-deployment.yml</text:p>
      <text:p text:style-name="Standard"/>
      <text:p text:style-name="Standard">Nesse arquivo foi especificado tanto o nó quando o serviço. Dessa forma, quando executado o apply, será gerado o conteiner e o serviço, já com a porta externa gerada.</text:p>
      <text:p text:style-name="Standard"/>
      <text:p text:style-name="Standard">**************************</text:p>
      <text:p text:style-name="Standard"/>
      <text:p text:style-name="Standard">_Encaminhamento de porta_</text:p>
      <text:p text:style-name="Standard"/>
      <text:p text:style-name="Standard">Arquivo criado:</text:p>
      <text:p text:style-name="Standard">/app-kubernetes-v2/mysql.yml</text:p>
      <text:p text:style-name="Standard"/>
      <text:p text:style-name="Standard">Nesse arquivo, é especificado a criação de um conteiner do banco MySQL</text:p>
      <text:p text:style-name="Standard"/>
      <text:p text:style-name="Standard">kubectl apply -f .\mysql.yml</text:p>
      <text:p text:style-name="Standard">Comando para subir o nó com a imagem do bando MySQL&gt;</text:p>
      <text:p text:style-name="Standard"/>
      <text:p text:style-name="Standard">Inicialmente, não se terá acesso externo nem interno, pois não foi criado um serviço.</text:p>
      <text:p text:style-name="Standard"/>
      <text:p text:style-name="Standard">kubectl port-forward pod/mysql-pod 3306:3306</text:p>
      <text:p text:style-name="Standard">Comando para realizar encaminhamento de porta. Após isso, é possível acessar externamente a manutenção desse banco de dados.</text:p>
      <text:p text:style-name="Standard"/>
      <text:p text:style-name="Standard">*************************</text:p>
      <text:p text:style-name="Standard"/>
      <text:p text:style-name="Standard">_Criando conexão com um banco de dados_</text:p>
      <text:p text:style-name="Standard"/>
      <text:p text:style-name="Standard">Github de exemplo: https://github.com/denilsonbonatti/k8s-database-exemplo</text:p>
      <text:p text:style-name="Standard"/>
      <text:p text:style-name="Standard">Em "/database/db-deployment.yml", foi especificado a criação da imagem para criação de conteiner do MySQL, e logo abaixo especificado criação de um serviço de conexão com o banco de dados MySQL. Essa opção não irá expor o pod para conexão externa, o conector irá personalizar somente conexão a ser feita pelo backend.</text:p>
      <text:p text:style-name="Standard"/>
      <text:p text:style-name="Standard">kubectl apply -f .\db-deployment.yml</text:p>
      <text:p text:style-name="Standard">Comando para publicar conteiner MySQL e serviço de conexão.</text:p>
      <text:p text:style-name="Standard"/>
      <text:p text:style-name="Standard">Em "/backend/conexao.php", no item "servername", não é definido nenhum endereço nem IP, mas <text:soft-page-break/>sim o nome do serviço de conexão.</text:p>
      <text:p text:style-name="Standard"/>
      <text:p text:style-name="Standard">Em "/backend/php-deployment.yml", é gerado também o deployment com 3 réplicas e também o serviço, especificando NodePort para acesso externo.</text:p>
      <text:p text:style-name="Standard"/>
      <text:p text:style-name="Standard">docker build . -t denilsonbonatti/php:1.0</text:p>
      <text:p text:style-name="Standard">Comando para gerar a imagem do backend.</text:p>
      <text:p text:style-name="Standard"/>
      <text:p text:style-name="Standard">docker push denilsonbonatti/php:1.0</text:p>
      <text:p text:style-name="Standard">Comando para subir/publicar imagem do backend</text:p>
      <text:p text:style-name="Standard"/>
      <text:p text:style-name="Standard">kubectl apply -f .\php-deployment.yml</text:p>
      <text:p text:style-name="Standard">Comando para subir deployment com 3 réplicas e serviço do back-end</text:p>
      <text:p text:style-name="Standard"/>
      <text:p text:style-name="Standard">gcloud compute firewall-rules create backend --allow tcp:30005</text:p>
      <text:p text:style-name="Standard">Comando para criar regra de firewall para liberar acesso externo a porta 30005, que é a porta que foi gerada automaticamente para acesso ao serviço do backend.</text:p>
      <text:p text:style-name="Standard"/>
      <text:p text:style-name="Standard">kubectl get pods</text:p>
      <text:p text:style-name="Standard">Comando para listar os pods em execução</text:p>
      <text:p text:style-name="Standard"/>
      <text:p text:style-name="Standard">kubectl exec --tty --stdin mysql-769f64c68-ns8fg</text:p>
      <text:p text:style-name="Standard">Comando para acessar o terminal linux do pod em execução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15:58:53.772000000</dc:date>
    <meta:editing-duration>PT3S</meta:editing-duration>
    <meta:editing-cycles>1</meta:editing-cycles>
    <meta:document-statistic meta:table-count="0" meta:image-count="0" meta:object-count="0" meta:page-count="3" meta:paragraph-count="66" meta:word-count="615" meta:character-count="4260" meta:non-whitespace-character-count="3718"/>
    <meta:generator>LibreOffice/7.3.0.3$Windows_X86_64 LibreOffice_project/0f246aa12d0eee4a0f7adcefbf7c878fc2238db3</meta:generator>
  </office:meta>
</office:document-meta>
</file>